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907c" officeooo:paragraph-rsid="000e907c"/>
    </style:style>
    <style:style style:name="P2" style:family="paragraph" style:parent-style-name="Text_20_body">
      <style:text-properties officeooo:paragraph-rsid="000e907c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paragraph-rsid="000e907c" style:font-size-asian="14pt" style:font-weight-asian="bold" style:font-weight-complex="bold"/>
    </style:style>
    <style:style style:name="P4" style:family="paragraph" style:parent-style-name="Text_20_body">
      <style:text-properties fo:font-size="14pt" officeooo:rsid="001fbb24" officeooo:paragraph-rsid="000e907c" style:font-size-asian="14pt"/>
    </style:style>
    <style:style style:name="P5" style:family="paragraph" style:parent-style-name="Text_20_body">
      <style:text-properties fo:font-size="14pt" officeooo:paragraph-rsid="000e907c" style:font-size-asian="14pt"/>
    </style:style>
    <style:style style:name="P6" style:family="paragraph" style:parent-style-name="Title">
      <style:text-properties officeooo:rsid="000e907c" officeooo:paragraph-rsid="000e907c"/>
    </style:style>
    <style:style style:name="P7" style:family="paragraph" style:parent-style-name="Text_20_body">
      <style:text-properties officeooo:rsid="000e907c" officeooo:paragraph-rsid="000e907c"/>
    </style:style>
    <style:style style:name="P8" style:family="paragraph" style:parent-style-name="Text_20_body">
      <style:text-properties officeooo:rsid="000e907c" officeooo:paragraph-rsid="0010c5fb"/>
    </style:style>
    <style:style style:name="T1" style:family="text">
      <style:text-properties officeooo:rsid="000e907c"/>
    </style:style>
    <style:style style:name="T2" style:family="text">
      <style:text-properties fo:font-size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e907c" style:font-size-asian="14pt"/>
    </style:style>
    <style:style style:name="T5" style:family="text">
      <style:text-properties fo:font-size="14pt" officeooo:rsid="0010c5fb" style:font-size-asian="14pt"/>
    </style:style>
    <style:style style:name="T6" style:family="text">
      <style:text-properties officeooo:rsid="001fbb24"/>
    </style:style>
    <style:style style:name="T7" style:family="text">
      <style:text-properties fo:font-size="12pt" officeooo:rsid="001fbb2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ividade Parte 2</text:p>
      <text:p text:style-name="P1">Bruno <text:span text:style-name="T6">Mitsuo Homma</text:span><text:tab/><text:tab/><text:tab/><text:tab/><text:tab/>N<text:span text:style-name="Fonte_20_parág._20_padrão"><text:span text:style-name="T3">ºUSP: </text:span></text:span><text:span text:style-name="Fonte_20_parág._20_padrão"><text:span text:style-name="T7">9293605</text:span></text:span></text:p>
      <text:p text:style-name="P1">Nome: Gabriel Mattheus Bezerra Alves de Carvalho<text:tab/>N<text:span text:style-name="T2">ºUSP: </text:span>9779429</text:p>
      <text:p text:style-name="P1">Nome: Victor Souza Cezario <text:tab/><text:tab/><text:tab/><text:tab/><text:tab/>NºUSP: <text:s/>9790919</text:p>
      <text:p text:style-name="P1">Nome: Wallace Cruz de Souza<text:tab/><text:tab/><text:tab/><text:tab/>NºUSP: 9779392</text:p>
      <text:p text:style-name="P1"/>
      <text:p text:style-name="P3">Telas</text:p>
      <text:p text:style-name="P4"><text:span text:style-name="T1">schedule</text:span>.html: Tela para o agendamento e verificações de consultas</text:p>
      <text:p text:style-name="P5"><text:span text:style-name="T1">cart</text:span>.html: Tela de carrinho do site, contém os objetos escolhidos para compra. Exibe a opção de retornar às compras ou ir para a tela de finalizar.</text:p>
      <text:p text:style-name="P5">deta<text:span text:style-name="T1">ils</text:span>.html: Tela que contém as informações sobre os pets de um usuário.</text:p>
      <text:p text:style-name="P5"><text:span text:style-name="T1">stock</text:span>.html: Tela que mostra todos os produtos ainda em estoque.</text:p>
      <text:p text:style-name="P5"><text:span text:style-name="T1">purchase</text:span>.html: Tela para finalizar a compra dos produtos do carrinho. Caso o usuário esteja logado, os campos serão automaticamente preenchidos com as informações de seu cadastro.</text:p>
      <text:p text:style-name="P5">home.html: Tela inicial do site.</text:p>
      <text:p text:style-name="P5">home-admin.html: Tela inicial do administrador. Mostra informações gerais sobre o site (número de visitas, número de compras, etc.)</text:p>
      <text:p text:style-name="P5">login.html: Tela para entrar no site com um perfil já registrado.</text:p>
      <text:p text:style-name="P5">new_admin.html: Tela para administrador cadastrar um novo administrador.</text:p>
      <text:p text:style-name="P5">new_product.html: Tela para administrador cadastrar um novo produto.</text:p>
      <text:p text:style-name="P5">new_service: Tela para administrador cadastrar um novo serviço.</text:p>
      <text:p text:style-name="P5">new_user.html: Tela para o administrador cadastrar um novo usuário.</text:p>
      <text:p text:style-name="P5">produ<text:span text:style-name="T1">c</text:span>t_<text:span text:style-name="T1">details</text:span>.html: Tela para <text:span text:style-name="T1">mostrar as informações de cada produto do carrinho</text:span>.</text:p>
      <text:p text:style-name="P2"><text:span text:style-name="Fonte_20_parág._20_padrão"><text:span text:style-name="T3">produ</text:span></text:span><text:span text:style-name="Fonte_20_parág._20_padrão"><text:span text:style-name="T4">c</text:span></text:span><text:span text:style-name="Fonte_20_parág._20_padrão"><text:span text:style-name="T3">ts.html: Tela com todos os produtos do site, por categoria.</text:span></text:span></text:p>
      <text:p text:style-name="P2"><text:span text:style-name="Fonte_20_parág._20_padrão"><text:span text:style-name="T4">sign_up</text:span></text:span><text:span text:style-name="Fonte_20_parág._20_padrão"><text:span text:style-name="T3">.html: Tela para uma pessoa se cadastrar no site.</text:span></text:span></text:p>
      <text:p text:style-name="P1"><text:span text:style-name="Fonte_20_parág._20_padrão"><text:span text:style-name="T3">profile.html: Tela de perfil do usuário, onde pode editar suas informações.</text:span></text:span></text:p>
      <text:p text:style-name="P1"><text:span text:style-name="Fonte_20_parág._20_padrão"><text:span text:style-name="T3">manage_product.html: Tela de gerenciamento de produtos.</text:span></text:span></text:p>
      <text:p text:style-name="P1"><text:soft-page-break/><text:span text:style-name="Fonte_20_parág._20_padrão"><text:span text:style-name="T3">manage_services.html: Tela de gerenciamento de serviços;</text:span></text:span></text:p>
      <text:p text:style-name="P1"><text:span text:style-name="Fonte_20_parág._20_padrão"><text:span text:style-name="T3">manage_users.html: Tela de gerenciamento de usuários;</text:span></text:span></text:p>
      <text:p text:style-name="P1"><text:span text:style-name="Fonte_20_parág._20_padrão"><text:span text:style-name="T3">new_product.html: Tela para adicionar <text:s/>produto.</text:span></text:span></text:p>
      <text:p text:style-name="P1"><text:span text:style-name="Fonte_20_parág._20_padrão"><text:span text:style-name="T3">new_service.html: Tela para adicionar <text:s/>serviço;</text:span></text:span></text:p>
      <text:p text:style-name="P1"><text:span text:style-name="Fonte_20_parág._20_padrão"><text:span text:style-name="T3">new_users.html: Tela para adicionar <text:s/>usuários;</text:span></text:span></text:p>
      <text:p text:style-name="P1"><text:span text:style-name="Fonte_20_parág._20_padrão"><text:span text:style-name="T3">new_admins.html: Tela para adicionar <text:s/>produto usuários;</text:span></text:span></text:p>
      <text:p text:style-name="P1"><text:span text:style-name="Fonte_20_parág._20_padrão"><text:span text:style-name="T3">edit_pet.html: Tela para editar as informações dos pets de forma individual.</text:span></text:span></text:p>
      <text:p text:style-name="P1"><text:span text:style-name="Fonte_20_parág._20_padrão"><text:span text:style-name="T3"/></text:span></text:p>
      <text:p text:style-name="P8"><text:span text:style-name="Fonte_20_parág._20_padrão"><text:span text:style-name="T5">O SPA foi implenentado utilizando-se os arquivos do diretório single.</text:span></text:span></text:p>
      <text:p text:style-name="P8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5:09:03.888261651</meta:creation-date>
    <dc:date>2018-06-12T06:34:02.874506889</dc:date>
    <meta:editing-duration>PT2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82" meta:character-count="2023" meta:non-whitespace-character-count="1755"/>
  </office:meta>
</office:document-meta>
</file>